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fdd5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b849b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2719ddc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9118fb" style:font-style-asian="normal" style:font-style-complex="normal"/>
    </style:style>
    <style:style style:name="T16" style:family="text">
      <style:text-properties fo:font-style="normal" officeooo:rsid="03ab3c01" style:font-style-asian="normal" style:font-style-complex="normal"/>
    </style:style>
    <style:style style:name="T17" style:family="text">
      <style:text-properties fo:font-style="normal" officeooo:rsid="03ad0f49" style:font-style-asian="normal" style:font-style-complex="normal"/>
    </style:style>
    <style:style style:name="T18" style:family="text">
      <style:text-properties fo:font-style="normal" officeooo:rsid="03c22778" style:font-style-asian="normal" style:font-style-complex="normal"/>
    </style:style>
    <style:style style:name="T19" style:family="text">
      <style:text-properties fo:font-style="normal" officeooo:rsid="03c2617b" style:font-style-asian="normal" style:font-style-complex="normal"/>
    </style:style>
    <style:style style:name="T20" style:family="text">
      <style:text-properties officeooo:rsid="000a14f6"/>
    </style:style>
    <style:style style:name="T21" style:family="text">
      <style:text-properties officeooo:rsid="005714b7"/>
    </style:style>
    <style:style style:name="T22" style:family="text">
      <style:text-properties officeooo:rsid="00880dbe"/>
    </style:style>
    <style:style style:name="T23" style:family="text">
      <style:text-properties officeooo:rsid="007c6d62"/>
    </style:style>
    <style:style style:name="T24" style:family="text">
      <style:text-properties officeooo:rsid="01e21ff5"/>
    </style:style>
    <style:style style:name="T25" style:family="text">
      <style:text-properties officeooo:rsid="0233449b"/>
    </style:style>
    <style:style style:name="T26" style:family="text">
      <style:text-properties officeooo:rsid="02317916"/>
    </style:style>
    <style:style style:name="T27" style:family="text">
      <style:text-properties officeooo:rsid="02867bcd"/>
    </style:style>
    <style:style style:name="T28" style:family="text">
      <style:text-properties officeooo:rsid="0063a409"/>
    </style:style>
    <style:style style:name="T29" style:family="text">
      <style:text-properties officeooo:rsid="034a2232"/>
    </style:style>
    <style:style style:name="T30" style:family="text">
      <style:text-properties officeooo:rsid="0387836c"/>
    </style:style>
    <style:style style:name="T31" style:family="text">
      <style:text-properties officeooo:rsid="03a5b103"/>
    </style:style>
    <style:style style:name="T32" style:family="text">
      <style:text-properties officeooo:rsid="03a5e499"/>
    </style:style>
    <style:style style:name="T33" style:family="text">
      <style:text-properties style:font-name="EB Garamond 12 All SC" fo:font-style="normal" officeooo:rsid="03ab3c01" style:font-style-asian="normal" style:font-style-complex="normal"/>
    </style:style>
    <style:style style:name="T34" style:family="text">
      <style:text-properties style:font-name="EB Garamond 12 All SC" fo:font-style="normal" officeooo:rsid="03ad0f49" style:font-style-asian="normal" style:font-style-complex="normal"/>
    </style:style>
    <style:style style:name="T35" style:family="text">
      <style:text-properties officeooo:rsid="03b4652d"/>
    </style:style>
    <style:style style:name="T36" style:family="text">
      <style:text-properties officeooo:rsid="03b75219"/>
    </style:style>
    <style:style style:name="T37" style:family="text">
      <style:text-properties officeooo:rsid="03b7a900"/>
    </style:style>
    <style:style style:name="T38" style:family="text">
      <style:text-properties officeooo:rsid="03bc49f5"/>
    </style:style>
    <style:style style:name="T39" style:family="text">
      <style:text-properties officeooo:rsid="03c227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35">Esser-</text:span>Skala, 201<text:span text:style-name="T27">8</text:span></text:p>
      <text:p text:style-name="P22"/>
      <text:p text:style-name="P22"/>
      <text:p text:style-name="P17">© 201<text:span text:style-name="T27">8</text:span> by Wolfgang <text:span text:style-name="T35">Esser-</text:span>Skala. This edition is licensed under the<text:span text:style-name="T29"><text:line-break/></text:span>Creative Commons Attribution<text:span text:style-name="T22">-NonCommercial-ShareAlike</text:span> 4.0 International License.<text:span text:style-name="T29"><text:line-break/></text:span>To view a copy of this license, visit http://creativecommons.org/licenses/by<text:span text:style-name="T23">-nc-sa</text:span>/4.0/.</text:p>
      <text:p text:style-name="P16"/>
      <text:p text:style-name="P18">Music engraving by LilyPond 2.18.0 (http://www.lilypond.org).<text:span text:style-name="T21"><text:line-break/>Front matter</text:span> typeset with EB Garamond (http://www.georgduffner.at/ebgaramond).</text:p>
      <text:p text:style-name="P22"/>
      <text:p text:style-name="P15">First <text:span text:style-name="T24">version</text:span>, <text:span text:style-name="T39">October 2018</text:span></text:p>
      <text:p text:style-name="P29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5">of the </text:span><text:span text:style-name="T2">Messa da morto concertata con strumenti</text:span><text:span text:style-name="T5"> </text:span>bases upon <text:span text:style-name="T28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6">id42604214X</text:span> (siglum Mus.2973-D-<text:span text:style-name="T31">23,1</text:span>).</text:p>
      <text:p text:style-name="P3"/>
      <text:p text:style-name="P4">In general, this edition closely follows the <text:span text:style-name="T30">manuscript</text:span>. Any changes <text:span text:style-name="T20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5"/>
      <text:p text:style-name="P5"/>
      <text:p text:style-name="P24">i n t r o i t u s</text:p>
      <text:p text:style-name="P5"/>
      <text:p text:style-name="P10"><text:span text:style-name="T1">Bar<text:tab/>Staff<text:tab/>Note</text:span><text:span text:style-name="T12"><text:tab/></text:span><text:span text:style-name="T14"><text:line-break/></text:span><text:span text:style-name="T19">22<text:tab/>vl 2<text:tab/>bar in Ms: f″2–e″2–r2</text:span><text:span text:style-name="T16"><text:line-break/><text:line-break/><text:line-break/><text:line-break/></text:span><text:span text:style-name="T33">k y r i e</text:span></text:p>
      <text:p text:style-name="P6"/>
      <text:p text:style-name="P11"><text:span text:style-name="T1">Bar<text:tab/>Staff<text:tab/>Note</text:span><text:span text:style-name="T12"><text:tab/></text:span><text:span text:style-name="T14"><text:line-break/></text:span><text:span text:style-name="T17"><text:line-break/></text:span></text:p>
      <text:p text:style-name="P11"><text:span text:style-name="T17"><text:line-break/><text:line-break/></text:span><text:span text:style-name="T34">s e q u e n t i a</text:span></text:p>
      <text:p text:style-name="P7"/>
      <text:p text:style-name="P12"><text:span text:style-name="T1">Bar<text:tab/>Staff<text:tab/>Note</text:span><text:span text:style-name="T12"><text:tab/></text:span><text:span text:style-name="T14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2">This edition has been compiled and checked with utmost diligence. Nevertheless, errors and mistakes cannot be totally excluded. Please report any errors and mistakes to <text:span text:style-name="T26">wolfgang</text:span> (at) <text:span text:style-name="T25">esser-skala</text:span>.at<text:span text:style-name="T26"> or create an issue or pull request on the edition’s GitHub page (https://github.com/skafdasschaf/ galuppi-requiem-BurG-I-52a)</text:span>. Your help will be greatly appreciated.</text:p>
      <text:p text:style-name="P13"/>
      <text:p text:style-name="P13"/>
      <text:p text:style-name="P13"><text:span text:style-name="T7">Salzburg, </text:span><text:span text:style-name="T18">October</text:span><text:span text:style-name="T7"> 201</text:span><text:span text:style-name="T8">8</text:span><text:line-break/>Wolfgang <text:span text:style-name="T35">Esser-</text:span>Skala</text:p>
      <text:p text:style-name="P28"/>
      <text:p text:style-name="P26"><text:span text:style-name="T29"><text:line-break/></text:span>C O N T E N T S</text:p>
      <text:p text:style-name="P20"/>
      <text:p text:style-name="P19"/>
      <text:p text:style-name="P14">Introitus</text:p>
      <text:p text:style-name="P21"><text:tab/>1<text:span text:style-name="T32">.1</text:span><text:tab/><text:span text:style-name="T36">Requiem</text:span><text:tab/><text:span text:style-name="T38">2<text:line-break/><text:line-break/></text:span><text:span text:style-name="T3">Kyrie</text:span><text:span text:style-name="T36"><text:line-break/><text:tab/>2.1<text:tab/>Kyrie<text:tab/>20<text:line-break/><text:tab/>2.2<text:tab/>Christe<text:tab/>26<text:line-break/><text:tab/>2.3<text:tab/>Kyrie II<text:tab/>32</text:span><text:line-break/><text:line-break/><text:span text:style-name="T4">Sequentia</text:span><text:span text:style-name="T37"><text:line-break/><text:tab/>3.1<text:tab/>Dies irae<text:tab/>40<text:line-break/><text:tab/>3.2<text:tab/>Quantus tremor<text:tab/>48<text:line-break/><text:tab/>3.3<text:tab/>Tuba mirum<text:tab/>51<text:line-break/><text:tab/>3.4<text:tab/>Mors stupebit<text:tab/>57<text:line-break/><text:tab/>3.5<text:tab/>Liber scriptus<text:tab/>62<text:line-break/><text:tab/>3.6<text:tab/>Iudex ergo – Quid sum miser<text:tab/>67<text:tab/><text:line-break/><text:tab/>3.7<text:tab/>Rex tremendae – Recordare<text:tab/>76<text:line-break/><text:tab/>3.8<text:tab/>Quaerens me – Iuste Iudex<text:tab/>86<text:line-break/><text:tab/>3.9<text:tab/>Ingemisco<text:tab/>93<text:line-break/><text:tab/>3.10<text:tab/>Qui Mariam – Preces meae<text:tab/>105<text:line-break/><text:tab/>3.11<text:tab/>Inter oves – Confutatis<text:tab/>110<text:line-break/><text:tab/>3.12<text:tab/>Oro supplex<text:tab/>119<text:line-break/><text:tab/>3.13<text:tab/>Lacrimosa<text:tab/>124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9-28T19:52:50.132505499</dc:date>
    <dc:creator>Wolfgang Skala</dc:creator>
    <meta:editing-duration>P10DT2H49M27S</meta:editing-duration>
    <meta:editing-cycles>877</meta:editing-cycles>
    <meta:generator>LibreOffice/4.2.8.2$Linux_X86_64 LibreOffice_project/420m0$Build-2</meta:generator>
    <meta:document-statistic meta:table-count="0" meta:image-count="1" meta:object-count="0" meta:page-count="5" meta:paragraph-count="18" meta:word-count="344" meta:character-count="2183" meta:non-whitespace-character-count="1804"/>
  </office:meta>
</office:document-meta>
</file>